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.5in" fo:margin-right="0in" fo:text-indent="0.5in" style:auto-text-indent="false"/>
    </style:style>
    <style:style style:name="P4" style:family="paragraph" style:parent-style-name="Standard">
      <style:paragraph-properties fo:margin-left="1in" fo:margin-right="0in" fo:text-indent="0.5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anguage Translator Menu Example</text:span></text:p>
      <text:p text:style-name="P1"><text:span text:style-name="T1"/></text:p>
      <text:p text:style-name="Standard"><text:span text:style-name="T1">Declare Integer menuSelection</text:span></text:p>
      <text:p text:style-name="Standard"><text:span text:style-name="T1">Do</text:span></text:p>
      <text:p text:style-name="P2"><text:span text:style-name="T1">Display ”Select a Language and I will say Good Morning“</text:span></text:p>
      <text:p text:style-name="P2"><text:span text:style-name="T1">Display "1. English”</text:span></text:p>
      <text:p text:style-name="P2"><text:span text:style-name="T1">Display "2. Italian”</text:span></text:p>
      <text:p text:style-name="P2"><text:span text:style-name="T1">Display "3. Spanish”</text:span></text:p>
      <text:p text:style-name="P2"><text:span text:style-name="T1">Display "4. German”</text:span></text:p>
      <text:p text:style-name="P2"><text:span text:style-name="T1">Display "5. End the Program”</text:span></text:p>
      <text:p text:style-name="P2"><text:span text:style-name="T1">Display "Enter your selection."</text:span></text:p>
      <text:p text:style-name="P2"><text:span text:style-name="T1">Input menuSelection</text:span></text:p>
      <text:p text:style-name="P2"><text:span text:style-name="T1">While menuSelection &lt; 1 OR menuSelection &gt; 5</text:span></text:p>
      <text:p text:style-name="P3"><text:span text:style-name="T1">Display "That is an invalid selection. ",</text:span></text:p>
      <text:p text:style-name="P4"><text:span text:style-name="T1">"Enter 1, 2, 3, 4 or 5."</text:span></text:p>
      <text:p text:style-name="P3"><text:span text:style-name="T1">Input menuSelection</text:span></text:p>
      <text:p text:style-name="P2"><text:span text:style-name="T1">End While</text:span><text:bookmark text:name="_GoBack"/></text:p>
      <text:p text:style-name="P2"><text:span text:style-name="T1">Select menuSelection</text:span></text:p>
      <text:p text:style-name="P2"><text:span text:style-name="T1">Case 1:</text:span></text:p>
      <text:p text:style-name="P2"><text:span text:style-name="T1">Display “Good morning.”</text:span></text:p>
      <text:p text:style-name="P2"><text:span text:style-name="T1">Case 2:</text:span></text:p>
      <text:p text:style-name="P2"><text:span text:style-name="T1">Display “Buongiorno.”</text:span></text:p>
      <text:p text:style-name="P2"><text:span text:style-name="T1">Case 3:</text:span></text:p>
      <text:p text:style-name="P2"><text:span text:style-name="T1">Display “Buenos dias.”</text:span></text:p>
      <text:p text:style-name="P2"><text:span text:style-name="T1">Case 4:</text:span></text:p>
      <text:p text:style-name="P2"><text:span text:style-name="T1">Display “Guten morgen.”</text:span></text:p>
      <text:p text:style-name="P2"><text:span text:style-name="T1">End Select</text:span></text:p>
      <text:p text:style-name="Standard"><text:span text:style-name="T1">While menuSelection !=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s, Michal K</meta:initial-creator>
    <meta:editing-cycles>3</meta:editing-cycles>
    <meta:creation-date>2014-04-05T14:05:00</meta:creation-date>
    <dc:date>2017-06-13T12:48:06.75</dc:date>
    <meta:editing-duration>PT27S</meta:editing-duration>
    <meta:generator>OpenOffice/4.1.3$Win32 OpenOffice.org_project/413m1$Build-9783</meta:generator>
    <meta:document-statistic meta:table-count="0" meta:image-count="0" meta:object-count="0" meta:page-count="1" meta:paragraph-count="28" meta:word-count="93" meta:character-count="584"/>
    <meta:user-defined meta:name="AppVersion">15.0000</meta:user-defined>
    <meta:user-defined meta:name="Company">Palm Bea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